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k prvým riešením ktoré každého napadne je vyskúšať všetky možnosti.</text:p>
      <text:p text:style-name="Standard">Tomu sa však ani neodvážim odhadnúť akú by to malo časovú zložitosť.</text:p>
      <text:p text:style-name="Standard">Preto sa poďme pozrieť, čo sa nám tu všetko opakuje.</text:p>
      <text:p text:style-name="Standard"/>
      <text:p text:style-name="Standard">Aby sme tu zbytočne neplietli zložité zadanie, tak počty znakov v jednotlivých stĺpcoch si načítajme do jednorozmerného poľa – koľko čiernych a bielych políčok obsahuje daný stĺpec.</text:p>
      <text:p text:style-name="Standard"/>
      <text:p text:style-name="Standard">Poďme sa pozrieť na nasledovné:</text:p>
      <text:p text:style-name="Standard"/>
      <text:p text:style-name="Standard">Ak sa vieme dostať jedným spôsobom na pozíciu p s BUNV čiernym stĺpcom(tu končí čierny stĺpec a začína biely na stĺpci vpravo, alebo už žiadny) a iným spôsobom tiež s čiernym stĺpcom ale iným počtom zmenených políčok, tak prečo by sme brali ten spôsob s tým vyšším počtom zmenených políčok??</text:p>
      <text:p text:style-name="Standard">Mohlo by nám to nejako pomôcť?? keby sme zobrali ten s vyšším počtom ??</text:p>
      <text:p text:style-name="Standard">Určite nie, pretože ak končíme rovnakou farbou na danom stĺpci, tak ďalšie stĺpce dávame nezávisle od tých čo boli pred nimi, čiže ak by malo byť riešenie s vyšším potom zmenených políčok lepšie, tak potom by sme tam vedeli doplniť také stĺpce, aby sme zmenili menej políčok. Ale takéto isté stĺpce vieme spraviť aj v riešení s menším počtom doplnených políčok po pozíciu p a ak majú mať zvyšok rovnaký, tak potom riešenie s menším počtom doplnených políčok po pozíciu p ,bude mať na konci menej doplnených políčok. Pretože ku každému riešeniu pripočítame rovnaké číslo.</text:p>
      <text:p text:style-name="Standard">Takže ak sa vieme dostať na nejaké políčko s rovnakou farbou, tak vždy berieme najlepšie riešenie.</text:p>
      <text:p text:style-name="Standard"/>
      <text:p text:style-name="Standard">Na takéto veci ako nájsť najkratšiu cestu, alebo ako je toto je vhodné BFS. </text:p>
      <text:p text:style-name="Standard"/>
      <text:p text:style-name="Standard">Keďže na dané políčko sa vieme dostať s 2 rôznymi farbami, tak musíme mať 2 fronty.</text:p>
      <text:p text:style-name="Standard">Vždy ak sme na políčku v prvej fronte, tak miesta, kde sa sa vieme dostať umiestnime do druhej fronty.</text:p>
      <text:p text:style-name="Standard"/>
      <text:p text:style-name="Standard">BFS vyzerá nasledovne:</text:p>
      <text:p text:style-name="Standard"/>
      <text:p text:style-name="Standard">vlož do fronty prvok kde začínaš</text:p>
      <text:p text:style-name="Standard"/>
      <text:p text:style-name="Standard">pokiaľ nieje fronta prázdna:</text:p>
      <text:p text:style-name="Standard"/>
      <text:p text:style-name="Standard"><text:tab/>prehľadaj kde sa môžeš dostať z daného políčka a vlož tieto políčka do fronty aj sa nane vieme dostať s menšou vzdialenosťou/počtom krokov/časom ako sa naň už vieme dostať</text:p>
      <text:p text:style-name="Standard">odstráň toto políčko, ktoré si akurát prehľadával z fronty – choď na ďalšie vo fronte u nás to bude znamenať choď na stĺpec vpravo, lebo na tento stĺpec sa už určite nevieme dostať kratšou cestou, pretože sme všetky vyskúšali.</text:p>
      <text:p text:style-name="Standard"/>
      <text:p text:style-name="Standard"/>
      <text:p text:style-name="Standard">Takže čo my spravíme:</text:p>
      <text:p text:style-name="Standard"/>
      <text:p text:style-name="Standard">vytvoríme si 2 fronty čiernu a bielu</text:p>
      <text:p text:style-name="Standard"/>
      <text:p text:style-name="Standard">vložíme do oboch 0, pretože sa nachádzame v 0-tom stĺpci bitmapy.</text:p>
      <text:p text:style-name="Standard"/>
      <text:p text:style-name="Standard">Spracujeme BUNV čiernu frontu – z čierna fronta znamená, že tu končíme čiernym stĺpcom</text:p>
      <text:p text:style-name="Standard">ideme na všetky možné políčka – stĺpce bitmapy na ktoré možme ísť – aby sme spĺňali rozmery x a y a ak sa vieme dostať na tieto políčka-stĺpce s menším počtom zmenených pixelov, tak na ten stĺpec zapíšem, že tu sa viem dostať s takým a takým počtom zmenených políčok a takou farbou.</text:p>
      <text:p text:style-name="Standard">Potom idem na ďalší stĺpec- vpravo, lebo na tento sa už neviem dostať kratšou cestou – všetky som <text:soft-page-break/>už vyskúšal.</text:p>
      <text:p text:style-name="Standard"/>
      <text:p text:style-name="Standard">Pred tým ako pôjdem v čiernej fronte na ďalšie políčko spracujem bielu frontu podobne ako čiernu – tam kde sa viem odtiaľto dostať píšem do čiernej fronty – ten druhej.</text:p>
      <text:p text:style-name="Standard"/>
      <text:p text:style-name="Standard">No a už môžem ísť na ďalšie políčko – vpravo.</text:p>
      <text:p text:style-name="Standard"/>
      <text:p text:style-name="Standard">Takto sa dostanem možno aj s obidvomi frontami na posledné políčko.</text:p>
      <text:p text:style-name="Standard"/>
      <text:p text:style-name="Standard">No a teraz už skontrolujem s ktorou frontou sa viem dostať na toto políčko (ak sa vôbec viem dostať) a s čom najmenším počtom zmenených políčok.</text:p>
      <text:p text:style-name="Standard"/>
      <text:p text:style-name="Standard">Spracovanie bitmapy do jednorozmerného poľa vyzerá asi nasledovne:</text:p>
      <text:p text:style-name="Standard"/>
      <text:p text:style-name="Standard">for i=1 to r</text:p>
      <text:p text:style-name="Standard">for j=1 to s</text:p>
      <text:p text:style-name="Standard">if znak na tomto políčku je čierny stlpec s++</text:p>
      <text:p text:style-name="Standard"/>
      <text:p text:style-name="Standard"/>
      <text:p text:style-name="Standard">potom nájdenie najkratšej cesty, alebo ako inak sa to dá nazvať robím asi nasledovne:</text:p>
      <text:p text:style-name="Standard"/>
      <text:p text:style-name="Standard">for i=1 to n begin</text:p>
      <text:p text:style-name="Standard">//čierna fronta</text:p>
      <text:p text:style-name="Standard">for j=i+x to i+y</text:p>
      <text:p text:style-name="Standard">ak sa viem na <text:s/>stĺpec j dostať z políčka i s menším počtom políčok ako som sa tam dovtedy vedel dostať s rovnakou farbou , tak zapíš na toto políčko koľko políčok som potreboval zmeniť aby som sa sem dostal.</text:p>
      <text:p text:style-name="Standard">//biela fronta</text:p>
      <text:p text:style-name="Standard">to isté ako v čiernej – určite som v kóde nepoužil ctrl+c</text:p>
      <text:p text:style-name="Standard">end</text:p>
      <text:p text:style-name="Standard"/>
      <text:p text:style-name="Standard"/>
      <text:p text:style-name="Standard">ak sa viem na koniec čiernej fronty dostať s menším počtom nahradených pixlov ako v bielej tak vypíšem počet týchto políčok, inak vypíš počet z bielej fronty</text:p>
      <text:p text:style-name="Standard">jednoducho min(čierna, biela)</text:p>
      <text:p text:style-name="Standard"/>
      <text:p text:style-name="Standard">ako však zistím koľko políčok potrebujem nahradiť aby som sa dostal jedným pásom z políčka i na políčko j ??</text:p>
      <text:p text:style-name="Standard"/>
      <text:p text:style-name="Standard">no viem to spočítať počet čiernych (tie mám uložené v poli)v tomto stĺpci ak ich chcem nahradiť bielymi, prípadne počet bielych ktoré vypočítam ako počet všetkých - počet čiernych</text:p>
      <text:p text:style-name="Standard"/>
      <text:p text:style-name="Standard">keďže z jedného políčka sa viem dostať na y-x rôznych pozícii to aby som spočítaval x+x+1+x+2+x+3..y ?? nie nemusím (preto že ho už vidím :-)) pretože ak si spočítam stĺpce po x, tak jednotlivé pásy so šírkou x a x+1 sa líšia len jedným pásikom – stĺpcom</text:p>
      <text:p text:style-name="Standard"/>
      <text:p text:style-name="Standard">takže ak si spočítam po x, tak potom mi stačí pripočítať jeden stĺpec a mám x+1 potom znova 1 stĺpec a mám x+2 atd.</text:p>
      <text:p text:style-name="Standard"/>
      <text:p text:style-name="Standard">Takže čas bude y – pretože každý stĺpec po y pripočítam raz.</text:p>
      <text:p text:style-name="Standard">Dá sa to rýchlejšie ??</text:p>
      <text:p text:style-name="Standard">Ano ak by som už mal predpočítané po x</text:p>
      <text:p text:style-name="Standard"><text:soft-page-break/>Vieme že súčet stĺpcov od 1 po x a 2 až x+1 sa líšia len 2 stĺpcami – jeden odpočítame a jeden pripočítame, takže pre každý taký súčet ( je ich n-x)dĺžky x potrebujeme konštantný počet operácii (2)</text:p>
      <text:p text:style-name="Standard">takže dokopy čas potrebujeme (s-x)+x=s krokov (krát 2 ??)</text:p>
      <text:p text:style-name="Standard">takže zložitosť časovú ani pamäťovú nám to nepokazí, tak prečo by sme to nespravili.</text:p>
      <text:p text:style-name="Standard"/>
      <text:p text:style-name="Standard">Takže vráťme sa k počítaniu počtov nahradených políčok kde sa vieme dostať z daného políčka a tom nám bude trvať y-x času</text:p>
      <text:p text:style-name="Standard"/>
      <text:p text:style-name="Standard">keďže každé políčko preveríme na kde sa z neho vieme dostať tak zložitosť bude s*(y-x)</text:p>
      <text:p text:style-name="Standard"/>
      <text:p text:style-name="Standard">načítanie nám bude trvať r*s a výpis konštantu</text:p>
      <text:p text:style-name="Standard"/>
      <text:p text:style-name="Standard">Takže výsledná časová zložitosť bude O(r*s+s*(y-x))</text:p>
      <text:p text:style-name="Standard"/>
      <text:p text:style-name="Standard">Čo si musíme pamätať ??</text:p>
      <text:p text:style-name="Standard">No pre každý stĺpec si pamätáme :</text:p>
      <text:p text:style-name="Standard"/>
      <text:p text:style-name="Standard">koľko čiernych políčok obsahuje</text:p>
      <text:p text:style-name="Standard">na koľko nahradených políčok sa vieme sem dostať</text:p>
      <text:p text:style-name="Standard">súčet x políčok ktorý tu začína</text:p>
      <text:p text:style-name="Standard"/>
      <text:p text:style-name="Standard">všetko sú to len čísla, takže pamäť bude O(s)</text:p>
      <text:p text:style-name="Standard"/>
      <text:p text:style-name="Standard">Prečo dá toto riešenie vždy správny výsledok ??</text:p>
      <text:p text:style-name="Standard">určite vieme, že ak sa vieme dostať na každé políčko najkratšou cestou, tak sa vieme dostať aj na posledné políčko najkratšou cestou, takže vieme nájsť najmenej nájdených políčo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3-01-05T15:18:38</meta:creation-date>
    <dc:date>2013-01-07T18:10:41</dc:date>
    <dc:creator>kabell </dc:creator>
    <meta:editing-duration>PT2M3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63" meta:word-count="1023" meta:character-count="5788" meta:non-whitespace-character-count="4824"/>
  </office:meta>
</office:document-meta>
</file>